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pdomain</text:p>
          </table:table-cell>
          <table:table-cell office:value-type="string" calcext:value-type="string">
            <text:p>povline_nf</text:p>
          </table:table-cell>
          <table:table-cell office:value-type="string" calcext:value-type="string">
            <text:p>food_povline_ent</text:p>
          </table:table-cell>
          <table:table-cell office:value-type="string" calcext:value-type="string">
            <text:p>povline_ent_m</text:p>
          </table:table-cell>
          <table:table-cell office:value-type="string" calcext:value-type="string">
            <text:p>fdsh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.4097" calcext:value-type="float">
            <text:p>576.4097</text:p>
          </table:table-cell>
          <table:table-cell office:value-type="float" office:value="1759.64" calcext:value-type="float">
            <text:p>1759.64</text:p>
          </table:table-cell>
          <table:table-cell office:value-type="float" office:value="2336.05" calcext:value-type="float">
            <text:p>2336.05</text:p>
          </table:table-cell>
          <table:table-cell office:value-type="float" office:value="0.7532545" calcext:value-type="float">
            <text:p>0.7532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5.509" calcext:value-type="float">
            <text:p>695.509</text:p>
          </table:table-cell>
          <table:table-cell office:value-type="float" office:value="1418.86" calcext:value-type="float">
            <text:p>1418.86</text:p>
          </table:table-cell>
          <table:table-cell office:value-type="float" office:value="2114.369" calcext:value-type="float">
            <text:p>2114.369</text:p>
          </table:table-cell>
          <table:table-cell office:value-type="float" office:value="0.671056" calcext:value-type="float">
            <text:p>0.671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7.6771" calcext:value-type="float">
            <text:p>477.6771</text:p>
          </table:table-cell>
          <table:table-cell office:value-type="float" office:value="1144.39" calcext:value-type="float">
            <text:p>1144.39</text:p>
          </table:table-cell>
          <table:table-cell office:value-type="float" office:value="1622.067" calcext:value-type="float">
            <text:p>1622.067</text:p>
          </table:table-cell>
          <table:table-cell office:value-type="float" office:value="0.7055134" calcext:value-type="float">
            <text:p>0.7055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.776" calcext:value-type="float">
            <text:p>454.776</text:p>
          </table:table-cell>
          <table:table-cell office:value-type="float" office:value="1141.45" calcext:value-type="float">
            <text:p>1141.45</text:p>
          </table:table-cell>
          <table:table-cell office:value-type="float" office:value="1596.226" calcext:value-type="float">
            <text:p>1596.226</text:p>
          </table:table-cell>
          <table:table-cell office:value-type="float" office:value="0.715093" calcext:value-type="float">
            <text:p>0.7150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.6627" calcext:value-type="float">
            <text:p>577.6627</text:p>
          </table:table-cell>
          <table:table-cell office:value-type="float" office:value="1425.65" calcext:value-type="float">
            <text:p>1425.65</text:p>
          </table:table-cell>
          <table:table-cell office:value-type="float" office:value="2003.313" calcext:value-type="float">
            <text:p>2003.313</text:p>
          </table:table-cell>
          <table:table-cell office:value-type="float" office:value="0.7116463" calcext:value-type="float">
            <text:p>0.71164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9.0385" calcext:value-type="float">
            <text:p>579.0385</text:p>
          </table:table-cell>
          <table:table-cell office:value-type="float" office:value="1354.06" calcext:value-type="float">
            <text:p>1354.06</text:p>
          </table:table-cell>
          <table:table-cell office:value-type="float" office:value="1933.099" calcext:value-type="float">
            <text:p>1933.099</text:p>
          </table:table-cell>
          <table:table-cell office:value-type="float" office:value="0.700461" calcext:value-type="float">
            <text:p>0.700461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office:value-type="string" calcext:value-type="string">
            <text:p>official</text:p>
          </table:table-cell>
          <table:table-cell office:value-type="string" calcext:value-type="string">
            <text:p>u consist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1.585" calcext:value-type="float">
            <text:p>1361.585</text:p>
          </table:table-cell>
          <table:table-cell office:value-type="float" office:value="1851.534" calcext:value-type="float">
            <text:p>1851.53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447.332" calcext:value-type="float">
            <text:p>1447.332</text:p>
          </table:table-cell>
          <table:table-cell office:value-type="float" office:value="2099.428" calcext:value-type="float">
            <text:p>2099.4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9.976" calcext:value-type="float">
            <text:p>1329.976</text:p>
          </table:table-cell>
          <table:table-cell office:value-type="float" office:value="1668.077" calcext:value-type="float">
            <text:p>1668.0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5.726" calcext:value-type="float">
            <text:p>1335.726</text:p>
          </table:table-cell>
          <table:table-cell office:value-type="float" office:value="1652.777" calcext:value-type="float">
            <text:p>1652.7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0.494" calcext:value-type="float">
            <text:p>1330.494</text:p>
          </table:table-cell>
          <table:table-cell office:value-type="float" office:value="1989.509" calcext:value-type="float">
            <text:p>1989.50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553.451" calcext:value-type="float">
            <text:p>1553.451</text:p>
          </table:table-cell>
          <table:table-cell office:value-type="float" office:value="2336.05" calcext:value-type="float">
            <text:p>2336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3.356" calcext:value-type="float">
            <text:p>1443.356</text:p>
          </table:table-cell>
          <table:table-cell office:value-type="float" office:value="2047.719" calcext:value-type="float">
            <text:p>2047.7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5.68" calcext:value-type="float">
            <text:p>1415.68</text:p>
          </table:table-cell>
          <table:table-cell office:value-type="float" office:value="2076.532" calcext:value-type="float">
            <text:p>2076.5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2.404" calcext:value-type="float">
            <text:p>1332.404</text:p>
          </table:table-cell>
          <table:table-cell office:value-type="float" office:value="1674.417" calcext:value-type="float">
            <text:p>1674.4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8.316" calcext:value-type="float">
            <text:p>1328.316</text:p>
          </table:table-cell>
          <table:table-cell office:value-type="float" office:value="1663.745" calcext:value-type="float">
            <text:p>1663.7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9.076" calcext:value-type="float">
            <text:p>1339.076</text:p>
          </table:table-cell>
          <table:table-cell office:value-type="float" office:value="1664.249" calcext:value-type="float">
            <text:p>1664.2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1.232" calcext:value-type="float">
            <text:p>1331.232</text:p>
          </table:table-cell>
          <table:table-cell office:value-type="float" office:value="1637.39" calcext:value-type="float">
            <text:p>1637.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1.908" calcext:value-type="float">
            <text:p>1331.908</text:p>
          </table:table-cell>
          <table:table-cell office:value-type="float" office:value="1639.704" calcext:value-type="float">
            <text:p>1639.7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4.739" calcext:value-type="float">
            <text:p>1334.739</text:p>
          </table:table-cell>
          <table:table-cell office:value-type="float" office:value="1987.034" calcext:value-type="float">
            <text:p>1987.0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6.252" calcext:value-type="float">
            <text:p>1326.252</text:p>
          </table:table-cell>
          <table:table-cell office:value-type="float" office:value="1991.982" calcext:value-type="float">
            <text:p>1991.9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6:35:52.785646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0:32:56.188466539</meta:creation-date>
    <dc:date>2015-09-16T19:08:10.493537588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67" meta:object-count="0"/>
  </office:meta>
</office:document-meta>
</file>